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08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2.729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6.752cm"/>
    </style:style>
    <style:style style:name="co7" style:family="table-column">
      <style:table-column-properties fo:break-before="auto" style:column-width="2.866cm"/>
    </style:style>
    <style:style style:name="co8" style:family="table-column">
      <style:table-column-properties fo:break-before="auto" style:column-width="2.053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25.5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middle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wrap-option="wrap" style:vertical-align="middle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vertical-align="middle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wrap-option="wrap" style:vertical-align="middle"/>
      <style:text-properties style:font-name="Arial" fo:font-size="10pt" fo:language="pl" fo:country="PL" style:font-name-asian="Times New Roman" style:font-size-asian="10pt" style:language-asian="en" style:country-asian="US" style:font-name-complex="Times New Roman" style:font-size-complex="10pt" style:language-complex="en" style:country-complex="US"/>
    </style:style>
    <style:style style:name="ce1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wrap-option="wrap"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0pt" fo:language="pl" fo:country="PL" style:letter-kerning="true" style:font-name-asian="Times New Roman" style:font-size-asian="10pt" style:language-asian="en" style:country-asian="US" style:font-name-complex="Times New Roman" style:font-size-complex="10pt" style:language-complex="en" style:country-complex="US"/>
    </style:style>
    <style:style style:name="T4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0" table:default-cell-style-name="ce15"/>
        <table:table-column table:style-name="co1" table:number-columns-repeated="1011" table:default-cell-style-name="ce1"/>
        <table:table-row table:style-name="ro1">
          <table:table-cell/>
          <table:table-cell table:style-name="ce2" office:value-type="string" table:number-columns-spanned="1" table:number-rows-spanned="2">
            <text:p>Nazwa</text:p>
          </table:table-cell>
          <table:table-cell table:style-name="ce2" office:value-type="string" table:number-columns-spanned="1" table:number-rows-spanned="2">
            <text:p>Numer</text:p>
          </table:table-cell>
          <table:table-cell table:style-name="ce2" office:value-type="string" table:number-columns-spanned="3" table:number-rows-spanned="1">
            <text:p>Quest</text:p>
          </table:table-cell>
          <table:covered-table-cell table:number-columns-repeated="2" table:style-name="ce2"/>
          <table:table-cell table:style-name="ce2" table:number-columns-spanned="1" table:number-rows-spanned="2"/>
          <table:table-cell table:style-name="ce2" office:value-type="string" table:number-columns-spanned="1" table:number-rows-spanned="2">
            <text:p>Animacja</text:p>
          </table:table-cell>
          <table:table-cell table:style-name="ce2" office:value-type="string" table:number-columns-spanned="1" table:number-rows-spanned="2">
            <text:p>Custom/Prop</text:p>
          </table:table-cell>
          <table:table-cell table:style-name="ce2" office:value-type="string" table:number-columns-spanned="1" table:number-rows-spanned="2">
            <text:p>Dialogs</text:p>
          </table:table-cell>
          <table:table-cell table:style-name="ce14" office:value-type="string" table:number-columns-spanned="1" table:number-rows-spanned="2">
            <text:p>Camera / Ratio</text:p>
          </table:table-cell>
          <table:table-cell table:style-name="ce14" office:value-type="string" table:number-columns-spanned="1" table:number-rows-spanned="2">
            <text:p>Colliders</text:p>
          </table:table-cell>
          <table:table-cell table:style-name="ce14" office:value-type="string" table:number-columns-spanned="1" table:number-rows-spanned="2">
            <text:p>Uwagi</text:p>
          </table:table-cell>
          <table:table-cell table:number-columns-repeated="1011"/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>
            <text:p>Lewa</text:p>
          </table:table-cell>
          <table:table-cell table:style-name="ce2" office:value-type="string">
            <text:p>Środek</text:p>
          </table:table-cell>
          <table:table-cell table:style-name="ce2" office:value-type="string">
            <text:p>Prawa</text:p>
          </table:table-cell>
          <table:covered-table-cell table:number-columns-repeated="6" table:style-name="ce2"/>
          <table:covered-table-cell table:style-name="ce14"/>
          <table:table-cell table:number-columns-repeated="1011"/>
        </table:table-row>
        <table:table-row table:style-name="ro2">
          <table:table-cell/>
          <table:table-cell office:value-type="string">
            <text:p>Molo</text:p>
          </table:table-cell>
          <table:table-cell office:value-type="float" office:value="56">
            <text:p>56</text:p>
          </table:table-cell>
          <table:table-cell office:value-type="string">
            <text:p>Buzz</text:p>
          </table:table-cell>
          <table:table-cell office:value-type="string">
            <text:p>Joy + Cherry</text:p>
          </table:table-cell>
          <table:table-cell office:value-type="string">
            <text:p>Bubba</text:p>
          </table:table-cell>
          <table:table-cell/>
          <table:table-cell office:value-type="string">
            <text:p>brak</text:p>
          </table:table-cell>
          <table:table-cell table:number-columns-repeated="4"/>
          <table:table-cell office:value-type="string">
            <text:p>fishing rod misbehaves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In front</text:p>
          </table:table-cell>
          <table:table-cell office:value-type="float" office:value="57">
            <text:p>57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office:value-type="string">
            <text:p>Bubba</text:p>
          </table:table-cell>
          <table:table-cell/>
          <table:table-cell office:value-type="string">
            <text:p>brak</text:p>
          </table:table-cell>
          <table:table-cell table:number-columns-repeated="4"/>
          <table:table-cell office:value-type="string">
            <text:p>reach?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Trash dirt</text:p>
          </table:table-cell>
          <table:table-cell office:value-type="float" office:value="58">
            <text:p>58</text:p>
          </table:table-cell>
          <table:table-cell office:value-type="string">
            <text:p>Joy</text:p>
          </table:table-cell>
          <table:table-cell/>
          <table:table-cell office:value-type="string">
            <text:p>Bubba</text:p>
          </table:table-cell>
          <table:table-cell/>
          <table:table-cell office:value-type="string">
            <text:p>tak</text:p>
          </table:table-cell>
          <table:table-cell table:number-columns-repeated="4"/>
          <table:table-cell office:value-type="string">
            <text:p>asynhronous poof? Joy and Bubba cleaning animations?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Trash ext</text:p>
          </table:table-cell>
          <table:table-cell office:value-type="float" office:value="59">
            <text:p>59</text:p>
          </table:table-cell>
          <table:table-cell office:value-type="string">
            <text:p>Scoops</text:p>
          </table:table-cell>
          <table:table-cell office:value-type="string">
            <text:p>Joy</text:p>
          </table:table-cell>
          <table:table-cell office:value-type="string">
            <text:p>Bubba</text:p>
          </table:table-cell>
          <table:table-cell/>
          <table:table-cell table:style-name="ce10" office:value-type="string">
            <text:p>nie</text:p>
          </table:table-cell>
          <table:table-cell table:number-columns-repeated="4"/>
          <table:table-cell office:value-type="string">
            <text:p>Scoops cannot get closer to broken wall. He stops on red lines. Progress animation doesn' work.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Fance</text:p>
          </table:table-cell>
          <table:table-cell office:value-type="float" office:value="60">
            <text:p>60</text:p>
          </table:table-cell>
          <table:table-cell office:value-type="string">
            <text:p>Scoops?</text:p>
          </table:table-cell>
          <table:table-cell office:value-type="string">
            <text:p>Joy</text:p>
          </table:table-cell>
          <table:table-cell office:value-type="string">
            <text:p>Bubba</text:p>
          </table:table-cell>
          <table:table-cell/>
          <table:table-cell office:value-type="string">
            <text:p>Nie – a/e</text:p>
          </table:table-cell>
          <table:table-cell table:number-columns-repeated="4"/>
          <table:table-cell office:value-type="string">
            <text:p>Progress animation doesn' work. Sent Prop Animation Event – activate, exit triggers?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Broken wall</text:p>
          </table:table-cell>
          <table:table-cell office:value-type="float" office:value="61">
            <text:p>61</text:p>
          </table:table-cell>
          <table:table-cell office:value-type="string">
            <text:p>Joy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tak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string">
            <text:p>I would like to have Scoops in intro dialog on the right. I tried to set position in Update Character Dialog Panel but it doesn't work. Also I tired to use Update Dialog Characters – I set 2 elements and Element 0 i set to None, but such sollution generates null reference error.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pple display</text:p>
          </table:table-cell>
          <table:table-cell office:value-type="float" office:value="62">
            <text:p>62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bba</text:p>
          </table:table-cell>
          <table:table-cell/>
          <table:table-cell office:value-type="string">
            <text:p>tak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ale</text:p>
          </table:table-cell>
          <table:table-cell office:value-type="float" office:value="63">
            <text:p>63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bba</text:p>
          </table:table-cell>
          <table:table-cell/>
          <table:table-cell office:value-type="string">
            <text:p>chyba ok</text:p>
          </table:table-cell>
          <table:table-cell table:number-columns-repeated="4"/>
          <table:table-cell office:value-type="string">
            <text:p>I would like to have Bubba in intro dialog on the right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Sidewalk</text:p>
          </table:table-cell>
          <table:table-cell office:value-type="float" office:value="64">
            <text:p>64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bba</text:p>
          </table:table-cell>
          <table:table-cell/>
          <table:table-cell office:value-type="string">
            <text:p>Nie – a/e</text:p>
          </table:table-cell>
          <table:table-cell table:number-columns-repeated="4"/>
          <table:table-cell office:value-type="string">
            <text:p>I would like to have Bubba in intro dialog on the right. Progress animation doesn' work. Sent Prop Animation Event – activate, exit triggers?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65">
            <text:p>65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bba</text:p>
          </table:table-cell>
          <table:table-cell table:number-columns-repeated="6"/>
          <table:table-cell office:value-type="string">
            <text:p>Scoops starting poin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Intro 65</text:p>
          </table:table-cell>
          <table:table-cell/>
          <table:table-cell office:value-type="string">
            <text:p>Joy</text:p>
          </table:table-cell>
          <table:table-cell/>
          <table:table-cell office:value-type="string">
            <text:p>Duncan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table:style-name="ce16" office:value-type="string">
            <text:p>ok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Wall</text:p>
          </table:table-cell>
          <table:table-cell office:value-type="float" office:value="16">
            <text:p>16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/>
          <table:table-cell office:value-type="string">
            <text:p>walk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Wall sign</text:p>
          </table:table-cell>
          <table:table-cell office:value-type="float" office:value="17">
            <text:p>17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Floor</text:p>
          </table:table-cell>
          <table:table-cell office:value-type="float" office:value="18">
            <text:p>18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Wall art</text:p>
          </table:table-cell>
          <table:table-cell office:value-type="float" office:value="19">
            <text:p>19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table:number-columns-repeated="2"/>
          <table:table-cell office:value-type="string">
            <text:p>nie działa</text:p>
          </table:table-cell>
          <table:table-cell/>
          <table:table-cell office:value-type="string">
            <text:p>ok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Floor – kitchen</text:p>
          </table:table-cell>
          <table:table-cell office:value-type="float" office:value="20">
            <text:p>20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idealne ustawienie przed ladą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fridge</text:p>
          </table:table-cell>
          <table:table-cell office:value-type="float" office:value="21">
            <text:p>21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nie w tym miejscu co na mapie, ale tam się prop zmienia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Ex1</text:p>
          </table:table-cell>
          <table:table-cell office:value-type="float" office:value="22">
            <text:p>22</text:p>
          </table:table-cell>
          <table:table-cell office:value-type="string">
            <text:p>Scoops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should be in same place as in 23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Ex2</text:p>
          </table:table-cell>
          <table:table-cell office:value-type="float" office:value="23">
            <text:p>23</text:p>
          </table:table-cell>
          <table:table-cell office:value-type="string">
            <text:p>Scoops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table:style-name="ce17" office:value-type="string">
            <text:p><text:span text:style-name="T3">Proposal version. Buzz circles buzz closses his eyes, scoops Chat Bubble</text:span>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Ex3</text:p>
          </table:table-cell>
          <table:table-cell office:value-type="float" office:value="24">
            <text:p>24</text:p>
          </table:table-cell>
          <table:table-cell office:value-type="string">
            <text:p>Scoops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Buzz "Clipboard_TakeNotes" animation is not working. Could you check that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Fishing</text:p>
          </table:table-cell>
          <table:table-cell office:value-type="float" office:value="25">
            <text:p>25</text:p>
          </table:table-cell>
          <table:table-cell office:value-type="string">
            <text:p>Buzz</text:p>
          </table:table-cell>
          <table:table-cell/>
          <table:table-cell office:value-type="string">
            <text:p>Scoops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Is celebrate okay here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Uwagi ogólne</text:p>
          </table:table-cell>
          <table:table-cell table:number-columns-repeated="10"/>
          <table:table-cell office:value-type="string">
            <text:p>sprawdzić czy wait po admire jest wystarczający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Counter Back</text:p>
          </table:table-cell>
          <table:table-cell office:value-type="float" office:value="31">
            <text:p>31</text:p>
          </table:table-cell>
          <table:table-cell office:value-type="string">
            <text:p>Aggy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Cherry wynika z poprzedniego questu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Table</text:p>
          </table:table-cell>
          <table:table-cell office:value-type="float" office:value="32">
            <text:p>32</text:p>
          </table:table-cell>
          <table:table-cell office:value-type="string">
            <text:p>Aggy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Counter Back x 2</text:p>
          </table:table-cell>
          <table:table-cell office:value-type="float" office:value="33">
            <text:p>33</text:p>
          </table:table-cell>
          <table:table-cell office:value-type="string">
            <text:p>Aggy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walk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string">
            <text:p>chery idzie obok odwraca się plecami a potem do reszty jak już ok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Chairs</text:p>
          </table:table-cell>
          <table:table-cell office:value-type="float" office:value="34">
            <text:p>34</text:p>
          </table:table-cell>
          <table:table-cell office:value-type="string">
            <text:p>Aggy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cherry dance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Be cool</text:p>
          </table:table-cell>
          <table:table-cell office:value-type="float" office:value="35">
            <text:p>35</text:p>
          </table:table-cell>
          <table:table-cell office:value-type="string">
            <text:p>Aggy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cloud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string">
            <text:p>jeszcze przeciwsłoneczne i donu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Intro Region 20</text:p>
          </table:table-cell>
          <table:table-cell office:value-type="string">
            <text:p>Intro</text:p>
          </table:table-cell>
          <table:table-cell office:value-type="string">
            <text:p>Dunacan</text:p>
          </table:table-cell>
          <table:table-cell table:number-columns-repeated="3"/>
          <table:table-cell office:value-type="string">
            <text:p>nic</text:p>
          </table:table-cell>
          <table:table-cell office:value-type="string">
            <text:p>brak</text:p>
          </table:table-cell>
          <table:table-cell table:number-columns-repeated="2" office:value-type="string">
            <text:p>ok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Video Equip</text:p>
          </table:table-cell>
          <table:table-cell office:value-type="float" office:value="56">
            <text:p>56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Walk, 3 cams</text:p>
          </table:table-cell>
          <table:table-cell office:value-type="string">
            <text:p>brak</text:p>
          </table:table-cell>
          <table:table-cell table:number-columns-repeated="2" office:value-type="string">
            <text:p>ok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Weeds</text:p>
          </table:table-cell>
          <table:table-cell office:value-type="float" office:value="57">
            <text:p>57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clean</text:p>
          </table:table-cell>
          <table:table-cell office:value-type="string">
            <text:p>nie jak powinno</text:p>
          </table:table-cell>
          <table:table-cell table:number-columns-repeated="2" office:value-type="string">
            <text:p>ok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Deck Trash</text:p>
          </table:table-cell>
          <table:table-cell office:value-type="float" office:value="58">
            <text:p>58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poof, clean</text:p>
          </table:table-cell>
          <table:table-cell office:value-type="string">
            <text:p>nie jak powinno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Deck Boxes</text:p>
          </table:table-cell>
          <table:table-cell office:value-type="float" office:value="59">
            <text:p>59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clean</text:p>
          </table:table-cell>
          <table:table-cell office:value-type="string">
            <text:p>nie jak powinno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Path Crosfade</text:p>
          </table:table-cell>
          <table:table-cell office:value-type="float" office:value="60">
            <text:p>60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look arround</text:p>
          </table:table-cell>
          <table:table-cell office:value-type="string">
            <text:p>nie działa</text:p>
          </table:table-cell>
          <table:table-cell table:number-columns-repeated="2" office:value-type="string">
            <text:p>ok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Deck Crosfade</text:p>
          </table:table-cell>
          <table:table-cell office:value-type="float" office:value="61">
            <text:p>61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look arround</text:p>
          </table:table-cell>
          <table:table-cell office:value-type="string">
            <text:p>nie jak powinno</text:p>
          </table:table-cell>
          <table:table-cell table:number-columns-repeated="2" office:value-type="string">
            <text:p>ok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Tables</text:p>
          </table:table-cell>
          <table:table-cell office:value-type="float" office:value="62">
            <text:p>62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admire</text:p>
          </table:table-cell>
          <table:table-cell office:value-type="string">
            <text:p>działa</text:p>
          </table:table-cell>
          <table:table-cell table:number-columns-repeated="2" office:value-type="string">
            <text:p>ok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Umbrelas</text:p>
          </table:table-cell>
          <table:table-cell office:value-type="float" office:value="63">
            <text:p>63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admire</text:p>
          </table:table-cell>
          <table:table-cell office:value-type="string">
            <text:p>działa</text:p>
          </table:table-cell>
          <table:table-cell table:number-columns-repeated="2" office:value-type="string">
            <text:p>ok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Chairs</text:p>
          </table:table-cell>
          <table:table-cell office:value-type="float" office:value="64">
            <text:p>64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admire, camera man movement</text:p>
          </table:table-cell>
          <table:table-cell office:value-type="string">
            <text:p>działa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4" office:value-type="string">
            <text:p>Reality Show</text:p>
          </table:table-cell>
          <table:table-cell office:value-type="float" office:value="65">
            <text:p>65</text:p>
          </table:table-cell>
          <table:table-cell office:value-type="string">
            <text:p>Camera</text:p>
          </table:table-cell>
          <table:table-cell/>
          <table:table-cell office:value-type="string">
            <text:p>Duncan</text:p>
          </table:table-cell>
          <table:table-cell/>
          <table:table-cell office:value-type="string">
            <text:p>nic</text:p>
          </table:table-cell>
          <table:table-cell office:value-type="string">
            <text:p>brak</text:p>
          </table:table-cell>
          <table:table-cell table:number-columns-repeated="2" office:value-type="string">
            <text:p>ok</text:p>
          </table:table-cell>
          <table:table-cell/>
          <table:table-cell table:style-name="ce18"/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10"/>
          <table:table-cell table:style-name="ce16"/>
          <table:table-cell table:number-columns-repeated="1011"/>
        </table:table-row>
        <table:table-row table:style-name="ro2">
          <table:table-cell/>
          <table:table-cell table:style-name="ce4" office:value-type="string">
            <text:p>Interview: Scoops</text:p>
          </table:table-cell>
          <table:table-cell office:value-type="float" office:value="81">
            <text:p>81</text:p>
          </table:table-cell>
          <table:table-cell office:value-type="string">
            <text:p>Camera</text:p>
          </table:table-cell>
          <table:table-cell office:value-type="string">
            <text:p>Scoops</text:p>
          </table:table-cell>
          <table:table-cell office:value-type="string">
            <text:p>Duncan</text:p>
          </table:table-cell>
          <table:table-cell/>
          <table:table-cell office:value-type="string">
            <text:p>nic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eye patch hamster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>
            <text:p>On Air</text:p>
          </table:table-cell>
          <table:table-cell table:style-name="ce8" office:value-type="float" office:value="82">
            <text:p>82</text:p>
          </table:table-cell>
          <table:table-cell table:style-name="ce8" office:value-type="string">
            <text:p>Camera</text:p>
          </table:table-cell>
          <table:table-cell table:style-name="ce8" office:value-type="string">
            <text:p>Joy, Bean + Aggy</text:p>
          </table:table-cell>
          <table:table-cell table:style-name="ce8" office:value-type="string">
            <text:p>Duncan</text:p>
          </table:table-cell>
          <table:table-cell table:style-name="ce8"/>
          <table:table-cell table:style-name="ce8" office:value-type="string">
            <text:p>Aggy walk + poof</text:p>
          </table:table-cell>
          <table:table-cell table:style-name="ce8" office:value-type="string">
            <text:p>progrsssion</text:p>
          </table:table-cell>
          <table:table-cell table:number-columns-repeated="3" table:style-name="ce8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4" office:value-type="string">
            <text:p>Add cameras</text:p>
          </table:table-cell>
          <table:table-cell office:value-type="float" office:value="83">
            <text:p>83</text:p>
          </table:table-cell>
          <table:table-cell office:value-type="string">
            <text:p>Camera</text:p>
          </table:table-cell>
          <table:table-cell office:value-type="string">
            <text:p>Joy + Bean</text:p>
          </table:table-cell>
          <table:table-cell office:value-type="string">
            <text:p>Duncan</text:p>
          </table:table-cell>
          <table:table-cell/>
          <table:table-cell office:value-type="string">
            <text:p>look at</text:p>
          </table:table-cell>
          <table:table-cell office:value-type="string">
            <text:p>progrsssion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4" office:value-type="string">
            <text:p>Nerves</text:p>
          </table:table-cell>
          <table:table-cell office:value-type="float" office:value="84">
            <text:p>84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walk</text:p>
          </table:table-cell>
          <table:table-cell office:value-type="string">
            <text:p>brak</text:p>
          </table:table-cell>
          <table:table-cell table:number-columns-repeated="2" office:value-type="string">
            <text:p>ok</text:p>
          </table:table-cell>
          <table:table-cell/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Interview: Joy</text:p>
          </table:table-cell>
          <table:table-cell office:value-type="float" office:value="85">
            <text:p>85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Joy stratle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  <table:table-cell table:style-name="ce16"/>
          <table:table-cell table:number-columns-repeated="1011"/>
        </table:table-row>
        <table:table-row table:style-name="ro1">
          <table:table-cell/>
          <table:table-cell table:style-name="ce4" office:value-type="string">
            <text:p>Ch 75 Intro</text:p>
          </table:table-cell>
          <table:table-cell office:value-type="string">
            <text:p>Intro</text:p>
          </table:table-cell>
          <table:table-cell office:value-type="string">
            <text:p>Joy</text:p>
          </table:table-cell>
          <table:table-cell table:number-columns-repeated="4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4" office:value-type="string">
            <text:p>Clean up shop</text:p>
          </table:table-cell>
          <table:table-cell office:value-type="float" office:value="816">
            <text:p>816</text:p>
          </table:table-cell>
          <table:table-cell office:value-type="string">
            <text:p>Joy</text:p>
          </table:table-cell>
          <table:table-cell office:value-type="string">
            <text:p>Pirate</text:p>
          </table:table-cell>
          <table:table-cell office:value-type="string">
            <text:p>Aggy</text:p>
          </table:table-cell>
          <table:table-cell/>
          <table:table-cell office:value-type="string">
            <text:p>poof, clean</text:p>
          </table:table-cell>
          <table:table-cell office:value-type="string">
            <text:p>progres – njp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Swap Deck</text:p>
          </table:table-cell>
          <table:table-cell office:value-type="float" office:value="817">
            <text:p>817</text:p>
          </table:table-cell>
          <table:table-cell office:value-type="string">
            <text:p>Joy</text:p>
          </table:table-cell>
          <table:table-cell/>
          <table:table-cell office:value-type="string">
            <text:p>Pirate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Walls</text:p>
          </table:table-cell>
          <table:table-cell office:value-type="float" office:value="818">
            <text:p>818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admire, upset, concern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Floor Main</text:p>
          </table:table-cell>
          <table:table-cell office:value-type="float" office:value="819">
            <text:p>819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dance, upset, phone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4" office:value-type="string">
            <text:p>Floor Kitchen</text:p>
          </table:table-cell>
          <table:table-cell office:value-type="float" office:value="820">
            <text:p>820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dance, upset, phone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4" office:value-type="string">
            <text:p>Aggy Idea</text:p>
          </table:table-cell>
          <table:table-cell office:value-type="float" office:value="821">
            <text:p>821</text:p>
          </table:table-cell>
          <table:table-cell office:value-type="string">
            <text:p>Joy</text:p>
          </table:table-cell>
          <table:table-cell office:value-type="string">
            <text:p>Bean</text:p>
          </table:table-cell>
          <table:table-cell office:value-type="string">
            <text:p>Aggy</text:p>
          </table:table-cell>
          <table:table-cell/>
          <table:table-cell office:value-type="string">
            <text:p>walk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Tables</text:p>
          </table:table-cell>
          <table:table-cell office:value-type="float" office:value="822">
            <text:p>822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 table:number-columns-repeated="2"/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4" office:value-type="string">
            <text:p>Chairs</text:p>
          </table:table-cell>
          <table:table-cell office:value-type="float" office:value="823">
            <text:p>823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 table:number-columns-repeated="2"/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4" office:value-type="string">
            <text:p>Grand gesture</text:p>
          </table:table-cell>
          <table:table-cell office:value-type="float" office:value="824">
            <text:p>824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blueprint, cheering</text:p>
          </table:table-cell>
          <table:table-cell office:value-type="string">
            <text:p>character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Double date</text:p>
          </table:table-cell>
          <table:table-cell office:value-type="float" office:value="825">
            <text:p>825</text:p>
          </table:table-cell>
          <table:table-cell office:value-type="string">
            <text:p>Joy</text:p>
          </table:table-cell>
          <table:table-cell office:value-type="string">
            <text:p>Bean + Pirate</text:p>
          </table:table-cell>
          <table:table-cell office:value-type="string">
            <text:p>Aggy</text:p>
          </table:table-cell>
          <table:table-cell/>
          <table:table-cell office:value-type="string">
            <text:p>bean blueprint</text:p>
          </table:table-cell>
          <table:table-cell office:value-type="string">
            <text:p>decorations nd</text:p>
          </table:table-cell>
          <table:table-cell table:number-columns-repeated="3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74">
            <text:p>74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21 Intro</text:p>
          </table:table-cell>
          <table:table-cell office:value-type="string">
            <text:p>Intro</text:p>
          </table:table-cell>
          <table:table-cell table:number-columns-repeated="7"/>
          <table:table-cell office:value-type="string">
            <text:p>o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ach meeting</text:p>
          </table:table-cell>
          <table:table-cell office:value-type="float" office:value="806">
            <text:p>806</text:p>
          </table:table-cell>
          <table:table-cell table:number-columns-repeated="7"/>
          <table:table-cell office:value-type="string">
            <text:p>o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rival</text:p>
          </table:table-cell>
          <table:table-cell office:value-type="float" office:value="807">
            <text:p>807</text:p>
          </table:table-cell>
          <table:table-cell table:number-columns-repeated="4"/>
          <table:table-cell office:value-type="string">
            <text:p>pan around – obszar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office:value-type="string">
            <text:p>Left garden</text:p>
          </table:table-cell>
          <table:table-cell office:value-type="float" office:value="808">
            <text:p>808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09">
            <text:p>809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0">
            <text:p>810</text:p>
          </table:table-cell>
          <table:table-cell table:number-columns-repeated="7"/>
          <table:table-cell office:value-type="string">
            <text:p>ok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1">
            <text:p>811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2">
            <text:p>812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3">
            <text:p>813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4">
            <text:p>814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5">
            <text:p>815</text:p>
          </table:table-cell>
          <table:table-cell table:number-columns-repeated="7"/>
          <table:table-cell office:value-type="string">
            <text:p>ok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>
            <text:p>Ch 76 Intro</text:p>
          </table:table-cell>
          <table:table-cell office:value-type="string">
            <text:p>Intro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 table:number-columns-repeated="3"/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ug 1</text:p>
          </table:table-cell>
          <table:table-cell office:value-type="float" office:value="826">
            <text:p>826</text:p>
          </table:table-cell>
          <table:table-cell office:value-type="string">
            <text:p>Cherry</text:p>
          </table:table-cell>
          <table:table-cell/>
          <table:table-cell office:value-type="string">
            <text:p>Buzz</text:p>
          </table:table-cell>
          <table:table-cell/>
          <table:table-cell office:value-type="string">
            <text:p>cherry walks in, dizzy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ug 2 Kitchen</text:p>
          </table:table-cell>
          <table:table-cell office:value-type="float" office:value="827">
            <text:p>827</text:p>
          </table:table-cell>
          <table:table-cell office:value-type="string">
            <text:p>Dunacan</text:p>
          </table:table-cell>
          <table:table-cell/>
          <table:table-cell office:value-type="string">
            <text:p>Buzz</text:p>
          </table:table-cell>
          <table:table-cell/>
          <table:table-cell office:value-type="string">
            <text:p>working, dun tap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Display</text:p>
          </table:table-cell>
          <table:table-cell office:value-type="float" office:value="828">
            <text:p>828</text:p>
          </table:table-cell>
          <table:table-cell office:value-type="string">
            <text:p>Buzz</text:p>
          </table:table-cell>
          <table:table-cell/>
          <table:table-cell office:value-type="string">
            <text:p>Cherry</text:p>
          </table:table-cell>
          <table:table-cell/>
          <table:table-cell office:value-type="string">
            <text:p>look at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office:value-type="string">
            <text:p>cherry może się czymś zająć – aktualnie gada, ale może powinna pracować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Wall art</text:p>
          </table:table-cell>
          <table:table-cell office:value-type="float" office:value="829">
            <text:p>829</text:p>
          </table:table-cell>
          <table:table-cell office:value-type="string">
            <text:p>Buzz</text:p>
          </table:table-cell>
          <table:table-cell/>
          <table:table-cell office:value-type="string">
            <text:p>Duncan</text:p>
          </table:table-cell>
          <table:table-cell/>
          <table:table-cell office:value-type="string">
            <text:p>look at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Round Counter</text:p>
          </table:table-cell>
          <table:table-cell office:value-type="float" office:value="830">
            <text:p>830</text:p>
          </table:table-cell>
          <table:table-cell office:value-type="string">
            <text:p>Buzz</text:p>
          </table:table-cell>
          <table:table-cell/>
          <table:table-cell office:value-type="string">
            <text:p>Cherry</text:p>
          </table:table-cell>
          <table:table-cell/>
          <table:table-cell office:value-type="string">
            <text:p>Swoosh + poof/work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Decorate Counters</text:p>
          </table:table-cell>
          <table:table-cell office:value-type="float" office:value="831">
            <text:p>831</text:p>
          </table:table-cell>
          <table:table-cell office:value-type="string">
            <text:p>Buzz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work, look arround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Wall Display</text:p>
          </table:table-cell>
          <table:table-cell office:value-type="float" office:value="832">
            <text:p>832</text:p>
          </table:table-cell>
          <table:table-cell office:value-type="string">
            <text:p>Buzz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look at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ultist rug</text:p>
          </table:table-cell>
          <table:table-cell office:value-type="float" office:value="833">
            <text:p>833</text:p>
          </table:table-cell>
          <table:table-cell office:value-type="string">
            <text:p>Buzz</text:p>
          </table:table-cell>
          <table:table-cell/>
          <table:table-cell office:value-type="string">
            <text:p>Cherry</text:p>
          </table:table-cell>
          <table:table-cell/>
          <table:table-cell office:value-type="string">
            <text:p>look at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there should be dependency check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Supplies</text:p>
          </table:table-cell>
          <table:table-cell office:value-type="float" office:value="834">
            <text:p>834</text:p>
          </table:table-cell>
          <table:table-cell office:value-type="string">
            <text:p>Buzz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buzz clip</text:p>
          </table:table-cell>
          <table:table-cell office:value-type="string">
            <text:p>Anim – nd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Animation doesn't work or I configurred sth wrong. There should be dependency check?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Sign</text:p>
          </table:table-cell>
          <table:table-cell office:value-type="float" office:value="835">
            <text:p>835</text:p>
          </table:table-cell>
          <table:table-cell office:value-type="string">
            <text:p>Buzz</text:p>
          </table:table-cell>
          <table:table-cell office:value-type="string">
            <text:p>Cherry + Joy</text:p>
          </table:table-cell>
          <table:table-cell office:value-type="string">
            <text:p>Duncan</text:p>
          </table:table-cell>
          <table:table-cell/>
          <table:table-cell office:value-type="string">
            <text:p>Joy poof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R 22 Intro</text:p>
          </table:table-cell>
          <table:table-cell office:value-type="string">
            <text:p>Intro</text:p>
          </table:table-cell>
          <table:table-cell/>
          <table:table-cell office:value-type="string">
            <text:p>Joy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Not exactly sure where to put Joy, should I add other characters from 855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Dock</text:p>
          </table:table-cell>
          <table:table-cell office:value-type="float" office:value="856">
            <text:p>856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walks in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Mayby I should leave only 2<text:span text:style-name="T4">nd</text:span> camera?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Bar</text:p>
          </table:table-cell>
          <table:table-cell office:value-type="float" office:value="857">
            <text:p>857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walk sequence? Lada, krzesła, logo?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Deck</text:p>
          </table:table-cell>
          <table:table-cell office:value-type="float" office:value="858">
            <text:p>858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crossfade 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lean deck part 1</text:p>
          </table:table-cell>
          <table:table-cell office:value-type="float" office:value="859">
            <text:p>859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poof, clean? , look at coin?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Clean deck part 2</text:p>
          </table:table-cell>
          <table:table-cell office:value-type="float" office:value="860">
            <text:p>860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poof, clean?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Clean deck part 3</text:p>
          </table:table-cell>
          <table:table-cell office:value-type="float" office:value="861">
            <text:p>861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clean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Coin</text:p>
          </table:table-cell>
          <table:table-cell office:value-type="float" office:value="862">
            <text:p>862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just celebrte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Fence</text:p>
          </table:table-cell>
          <table:table-cell office:value-type="float" office:value="863">
            <text:p>863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look at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Progress animation doesn' work when I use Send Prop Animation event, but it works somehow when I use Refresh Progression Quest Item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Fence Lights</text:p>
          </table:table-cell>
          <table:table-cell office:value-type="float" office:value="864">
            <text:p>864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pan</text:p>
          </table:table-cell>
          <table:table-cell office:value-type="string">
            <text:p>progres, fill</text:p>
          </table:table-cell>
          <table:table-cell table:number-columns-repeated="3" office:value-type="string">
            <text:p>ok</text:p>
          </table:table-cell>
          <table:table-cell office:value-type="string">
            <text:p>Fill animation doesn't work. I don't know where to put them and on what they should look at.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Tiki</text:p>
          </table:table-cell>
          <table:table-cell office:value-type="float" office:value="865">
            <text:p>865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look at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Progress animation doesn' work when I use Send Prop Animation event, but it works somehow when I use Refresh Progression Quest Item</text:p>
          </table:table-cell>
          <table:table-cell table:number-columns-repeated="1011"/>
        </table:table-row>
        <table:table-row table:style-name="ro1">
          <table:table-cell office:value-type="float" office:value="81">
            <text:p>81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Ch 81 Intro</text:p>
          </table:table-cell>
          <table:table-cell office:value-type="string">
            <text:p>Intro</text:p>
          </table:table-cell>
          <table:table-cell/>
          <table:table-cell office:value-type="string">
            <text:p>Spree</text:p>
          </table:table-cell>
          <table:table-cell table:number-columns-repeated="3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Encounter pirates</text:p>
          </table:table-cell>
          <table:table-cell office:value-type="float" office:value="876">
            <text:p>876</text:p>
          </table:table-cell>
          <table:table-cell office:value-type="string">
            <text:p>Spree</text:p>
          </table:table-cell>
          <table:table-cell office:value-type="string">
            <text:p>Crew</text:p>
          </table:table-cell>
          <table:table-cell office:value-type="string">
            <text:p>Scoops</text:p>
          </table:table-cell>
          <table:table-cell/>
          <table:table-cell office:value-type="string">
            <text:p>poof sequence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used Pfx_Map_Character_Smoke_Poof_01 because I think it fits better to pirates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Escape</text:p>
          </table:table-cell>
          <table:table-cell office:value-type="float" office:value="877">
            <text:p>877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 table:number-columns-repeated="2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Proposal version. Exit (no nav colliders) should be where doors are not on back? On back there are no bars in cage.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Canon</text:p>
          </table:table-cell>
          <table:table-cell office:value-type="float" office:value="878">
            <text:p>878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cannon</text:p>
          </table:table-cell>
          <table:table-cell office:value-type="string">
            <text:p>progres tap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<text:span text:style-name="T1">Dependency</text:span>, <text:span text:style-name="T1">if it is possible please move coconuts to lower later so crewmate 2 would be fully visible</text:span>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Pirates talk</text:p>
          </table:table-cell>
          <table:table-cell office:value-type="float" office:value="879">
            <text:p>879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 table:number-columns-repeated="2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Plundering</text:p>
          </table:table-cell>
          <table:table-cell office:value-type="float" office:value="880">
            <text:p>880</text:p>
          </table:table-cell>
          <table:table-cell office:value-type="string">
            <text:p>Buzz</text:p>
          </table:table-cell>
          <table:table-cell office:value-type="string">
            <text:p>Spree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tie prop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Proposal version, ties overlap hamsters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Shipwreak</text:p>
          </table:table-cell>
          <table:table-cell office:value-type="float" office:value="881">
            <text:p>881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Walk to spit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2">
          <table:table-cell/>
          <table:table-cell table:style-name="ce3" office:value-type="string">
            <text:p>Shop roberry</text:p>
          </table:table-cell>
          <table:table-cell office:value-type="float" office:value="882">
            <text:p>882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walk in and swoosh arround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add look arround after swoosh? <text:span text:style-name="T1">Setting defaut Scoops emote to Yarrr doesn't work. I don't know exactly why. Added skip emote reset.</text:span>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Cave</text:p>
          </table:table-cell>
          <table:table-cell office:value-type="float" office:value="883">
            <text:p>883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look at more spit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<text:span text:style-name="T1">Dependency.</text:span> Proposal version: that puddle is quite far from cave. Is is possible to move it closer to the cave so more cave will be visible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Loot shoop</text:p>
          </table:table-cell>
          <table:table-cell office:value-type="float" office:value="884">
            <text:p>884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walk out, cloud (particle)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 – podpiąć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Feast</text:p>
          </table:table-cell>
          <table:table-cell office:value-type="float" office:value="885">
            <text:p>885</text:p>
          </table:table-cell>
          <table:table-cell office:value-type="string">
            <text:p>Spree</text:p>
          </table:table-cell>
          <table:table-cell office:value-type="string">
            <text:p>Crew</text:p>
          </table:table-cell>
          <table:table-cell office:value-type="string">
            <text:p>Scoops</text:p>
          </table:table-cell>
          <table:table-cell/>
          <table:table-cell office:value-type="string">
            <text:p>feast</text:p>
          </table:table-cell>
          <table:table-cell office:value-type="string">
            <text:p>in quest prop</text:p>
          </table:table-cell>
          <table:table-cell table:number-columns-repeated="3" office:value-type="string">
            <text:p>ok</text:p>
          </table:table-cell>
          <table:table-cell office:value-type="string">
            <text:p>Chapter reward – podpiąć. Proposal version. I don't know how that in quest prop should work. I don't see such asset as Prop_R22_Pirate_Feast. Refreshing is not working too.</text:p>
          </table:table-cell>
          <table:table-cell table:number-columns-repeated="1011"/>
        </table:table-row>
        <table:table-row table:style-name="ro1">
          <table:table-cell office:value-type="float" office:value="85">
            <text:p>85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>
            <text:p>Ch 85 Intro</text:p>
          </table:table-cell>
          <table:table-cell table:style-name="ce9" office:value-type="string">
            <text:p>Intro</text:p>
          </table:table-cell>
          <table:table-cell/>
          <table:table-cell office:value-type="string">
            <text:p>Joy</text:p>
          </table:table-cell>
          <table:table-cell table:number-columns-repeated="3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Proposal version – not exactly sure where to put Joy, I would like to put her near entrance but entrance overlaps her (sorting issue)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Meet Wings – dock</text:p>
          </table:table-cell>
          <table:table-cell table:style-name="ce9" office:value-type="float" office:value="916">
            <text:p>916</text:p>
          </table:table-cell>
          <table:table-cell office:value-type="string">
            <text:p>Joy</text:p>
          </table:table-cell>
          <table:table-cell/>
          <table:table-cell office:value-type="string">
            <text:p>Wings</text:p>
          </table:table-cell>
          <table:table-cell/>
          <table:table-cell office:value-type="string">
            <text:p>walk in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Clean cobwebs</text:p>
          </table:table-cell>
          <table:table-cell table:style-name="ce9" office:value-type="float" office:value="917">
            <text:p>917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cleaning, walks in</text:p>
          </table:table-cell>
          <table:table-cell office:value-type="string">
            <text:p>progres nd.</text:p>
          </table:table-cell>
          <table:table-cell table:number-columns-repeated="3" office:value-type="string">
            <text:p>ok</text:p>
          </table:table-cell>
          <table:table-cell office:value-type="string">
            <text:p>proposal version – one web is still missing (second for Wings)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Ice sticks</text:p>
          </table:table-cell>
          <table:table-cell table:style-name="ce9" office:value-type="float" office:value="918">
            <text:p>918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Swoosh</text:p>
          </table:table-cell>
          <table:table-cell office:value-type="string">
            <text:p>progres nd.</text:p>
          </table:table-cell>
          <table:table-cell table:number-columns-repeated="3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4" office:value-type="string">
            <text:p>Wings ideas</text:p>
          </table:table-cell>
          <table:table-cell table:style-name="ce9" office:value-type="float" office:value="919">
            <text:p>919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talk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Rozstawione pozycje postaci. I would like to put some Bubba animation in Close Dialog Panel but I'm not sure which. I used excite, but with that it is a lot of jumping (chicken is jumping too).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Cleaning floor</text:p>
          </table:table-cell>
          <table:table-cell table:style-name="ce9" office:value-type="float" office:value="920">
            <text:p>920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Swoosh (6, 6, 7.5) + poof/work</text:p>
          </table:table-cell>
          <table:table-cell office:value-type="string">
            <text:p>progres nd.</text:p>
          </table:table-cell>
          <table:table-cell table:number-columns-repeated="3" office:value-type="string">
            <text:p>ok</text:p>
          </table:table-cell>
          <table:table-cell office:value-type="string">
            <text:p>Dependency. More swooshes. <text:span text:style-name="T2">Split send actions for test – still not working prop.</text:span>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Bubba ideas</text:p>
          </table:table-cell>
          <table:table-cell table:style-name="ce9" office:value-type="float" office:value="921">
            <text:p>921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talk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Dependency.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Help Joy</text:p>
          </table:table-cell>
          <table:table-cell table:style-name="ce9" office:value-type="float" office:value="922">
            <text:p>922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argue</text:p>
          </table:table-cell>
          <table:table-cell office:value-type="string">
            <text:p>brak</text:p>
          </table:table-cell>
          <table:table-cell office:value-type="string">
            <text:p>ok</text:p>
          </table:table-cell>
          <table:table-cell office:value-type="string">
            <text:p>ok*</text:p>
          </table:table-cell>
          <table:table-cell office:value-type="string">
            <text:p>ok</text:p>
          </table:table-cell>
          <table:table-cell office:value-type="string">
            <text:p>Wings 2d portrait overlapps a little bit Bubba 3d on 4:3. Is that acceptable? 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Walls</text:p>
          </table:table-cell>
          <table:table-cell table:style-name="ce9" office:value-type="float" office:value="923">
            <text:p>923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look arround</text:p>
          </table:table-cell>
          <table:table-cell office:value-type="string">
            <text:p>progress</text:p>
          </table:table-cell>
          <table:table-cell table:number-columns-repeated="3" office:value-type="string">
            <text:p>ok</text:p>
          </table:table-cell>
          <table:table-cell office:value-type="string">
            <text:p>Dependency.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Floor</text:p>
          </table:table-cell>
          <table:table-cell table:style-name="ce9" office:value-type="float" office:value="924">
            <text:p>924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look at</text:p>
          </table:table-cell>
          <table:table-cell office:value-type="string">
            <text:p>progres</text:p>
          </table:table-cell>
          <table:table-cell office:value-type="string">
            <text:p>ok</text:p>
          </table:table-cell>
          <table:table-cell office:value-type="string">
            <text:p>ok*</text:p>
          </table:table-cell>
          <table:table-cell office:value-type="string">
            <text:p>ok</text:p>
          </table:table-cell>
          <table:table-cell office:value-type="string">
            <text:p>Dependency. Wings 2d portrait overlapps a little bit Bubba 3d on 4:3. Is that acceptable?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Menu</text:p>
          </table:table-cell>
          <table:table-cell table:style-name="ce9" office:value-type="float" office:value="925">
            <text:p>925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1" office:value-type="string">
            <text:p>Bubba</text:p>
          </table:table-cell>
          <table:table-cell/>
          <table:table-cell office:value-type="string">
            <text:p>look at</text:p>
          </table:table-cell>
          <table:table-cell office:value-type="string">
            <text:p>progres</text:p>
          </table:table-cell>
          <table:table-cell/>
          <table:table-cell office:value-type="string">
            <text:p>ok*</text:p>
          </table:table-cell>
          <table:table-cell office:value-type="string">
            <text:p>ok</text:p>
          </table:table-cell>
          <table:table-cell office:value-type="string">
            <text:p>Wings 2d portrait overlapps a little bit Bubba 3d on 4:3. Is that acceptable?</text:p>
          </table:table-cell>
          <table:table-cell table:number-columns-repeated="1011"/>
        </table:table-row>
        <table:table-row table:style-name="ro1">
          <table:table-cell office:value-type="float" office:value="86">
            <text:p>86</text:p>
          </table:table-cell>
          <table:table-cell table:style-name="ce4"/>
          <table:table-cell table:style-name="ce9"/>
          <table:table-cell table:number-columns-repeated="1021"/>
        </table:table-row>
        <table:table-row table:style-name="ro1">
          <table:table-cell/>
          <table:table-cell table:style-name="ce4" office:value-type="string">
            <text:p>Ch 86 Intro</text:p>
          </table:table-cell>
          <table:table-cell table:style-name="ce9" office:value-type="string">
            <text:p>Intro</text:p>
          </table:table-cell>
          <table:table-cell/>
          <table:table-cell office:value-type="string">
            <text:p>Wings</text:p>
          </table:table-cell>
          <table:table-cell table:number-columns-repeated="3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>
            <text:p>Clean clams – kitchen</text:p>
          </table:table-cell>
          <table:table-cell table:style-name="ce9" office:value-type="float" office:value="926">
            <text:p>926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office:value-type="string">
            <text:p>Bubba</text:p>
          </table:table-cell>
          <table:table-cell/>
          <table:table-cell office:value-type="string">
            <text:p>jumping!!!</text:p>
          </table:table-cell>
          <table:table-cell office:value-type="string">
            <text:p>progres nd.</text:p>
          </table:table-cell>
          <table:table-cell table:number-columns-repeated="3" office:value-type="string">
            <text:p>ok</text:p>
          </table:table-cell>
          <table:table-cell office:value-type="string">
            <text:p>Due to problems mantioned on slack I was not able to check how it looks in 386 and without ability to play quest prefabs I didn't try to configure that quest more. I configured only dialogues and characters.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Clean clams – bench</text:p>
          </table:table-cell>
          <table:table-cell table:style-name="ce9" office:value-type="float" office:value="927">
            <text:p>927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Wings</text:p>
          </table:table-cell>
          <table:table-cell table:number-columns-repeated="2"/>
          <table:table-cell office:value-type="string">
            <text:p>progres nd.</text:p>
          </table:table-cell>
          <table:table-cell table:number-columns-repeated="3" office:value-type="string">
            <text:p>ok</text:p>
          </table:table-cell>
          <table:table-cell office:value-type="string">
            <text:p>Missing colliders for small objects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Banch</text:p>
          </table:table-cell>
          <table:table-cell table:style-name="ce9" office:value-type="float" office:value="928">
            <text:p>928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office:value-type="string">
            <text:p>Dependency, Intro: not sure where put new guest intro, in both dialogues there is nothing about sign 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Wall art</text:p>
          </table:table-cell>
          <table:table-cell table:style-name="ce9" office:value-type="float" office:value="929">
            <text:p>929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progrss</text:p>
          </table:table-cell>
          <table:table-cell table:number-columns-repeated="3" office:value-type="string">
            <text:p>ok</text:p>
          </table:table-cell>
          <table:table-cell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Booth Tables</text:p>
          </table:table-cell>
          <table:table-cell table:style-name="ce9" office:value-type="float" office:value="930">
            <text:p>930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ign</text:p>
          </table:table-cell>
          <table:table-cell table:style-name="ce9" office:value-type="float" office:value="931">
            <text:p>931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custom nd.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Clean – trash</text:p>
          </table:table-cell>
          <table:table-cell table:style-name="ce9" office:value-type="float" office:value="932">
            <text:p>932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Swoosh (1,7, 2, 2) + poof/work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<text:span text:style-name="T1">Dependency.</text:span> 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Clean – boxes</text:p>
          </table:table-cell>
          <table:table-cell table:style-name="ce9" office:value-type="float" office:value="933">
            <text:p>933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Swoosh (4,2 x2) + poof/work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Dependency. 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Floor</text:p>
          </table:table-cell>
          <table:table-cell table:style-name="ce9" office:value-type="float" office:value="934">
            <text:p>934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ean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Rug 1</text:p>
          </table:table-cell>
          <table:table-cell table:style-name="ce9" office:value-type="float" office:value="935">
            <text:p>935</text:p>
          </table:table-cell>
          <table:table-cell office:value-type="string">
            <text:p>Joy</text:p>
          </table:table-cell>
          <table:table-cell office:value-type="string">
            <text:p>Wings + Bubba</text:p>
          </table:table-cell>
          <table:table-cell office:value-type="string">
            <text:p>Aggy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Chapter reward.</text:p>
          </table:table-cell>
          <table:table-cell table:number-columns-repeated="1011"/>
        </table:table-row>
        <table:table-row table:style-name="ro1">
          <table:table-cell office:value-type="float" office:value="87">
            <text:p>87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h 87 Intro</text:p>
          </table:table-cell>
          <table:table-cell office:value-type="string">
            <text:p>Int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6">
            <text:p>93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7">
            <text:p>93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8">
            <text:p>93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9">
            <text:p>93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0">
            <text:p>9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1">
            <text:p>941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ugs</text:p>
          </table:table-cell>
          <table:table-cell office:value-type="float" office:value="942">
            <text:p>942</text:p>
          </table:table-cell>
          <table:table-cell office:value-type="string">
            <text:p>Wings</text:p>
          </table:table-cell>
          <table:table-cell office:value-type="string">
            <text:p>Bubba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progress</text:p>
          </table:table-cell>
          <table:table-cell table:number-columns-repeated="3" office:value-type="string">
            <text:p>ok</text:p>
          </table:table-cell>
          <table:table-cell office:value-type="string">
            <text:p>propos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943">
            <text:p>94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4">
            <text:p>94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45">
            <text:p>945</text:p>
          </table:table-cell>
          <table:table-cell table:number-columns-repeated="9"/>
          <table:table-cell table:style-name="ce16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84">
            <text:p>84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Int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06">
            <text:p>906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10" office:value-type="float" office:value="907">
            <text:p>907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10" office:value-type="float" office:value="908">
            <text:p>908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10" office:value-type="float" office:value="909">
            <text:p>909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10" office:value-type="float" office:value="910">
            <text:p>910</text:p>
          </table:table-cell>
          <table:table-cell table:number-columns-repeated="4"/>
          <table:table-cell office:value-type="string">
            <text:p>Swoosh (2,2; 1,9) + poof/work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/>
          <table:table-cell table:style-name="ce10" office:value-type="float" office:value="911">
            <text:p>911</text:p>
          </table:table-cell>
          <table:table-cell table:number-columns-repeated="9"/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/>
          <table:table-cell table:style-name="ce10" office:value-type="float" office:value="912">
            <text:p>912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10" office:value-type="float" office:value="913">
            <text:p>913</text:p>
          </table:table-cell>
          <table:table-cell table:number-columns-repeated="4"/>
          <table:table-cell office:value-type="string">
            <text:p>Pan x -0.66, y 43.91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0" office:value-type="float" office:value="914">
            <text:p>914</text:p>
          </table:table-cell>
          <table:table-cell table:number-columns-repeated="4"/>
          <table:table-cell office:value-type="string">
            <text:p>Swoosh (2,5; 2,5) + poof/work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style-name="ce10" office:value-type="float" office:value="915">
            <text:p>915</text:p>
          </table:table-cell>
          <table:table-cell table:number-columns-repeated="9"/>
          <table:table-cell table:style-name="ce16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89">
            <text:p>89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1">
          <table:table-cell/>
          <table:table-cell table:style-name="ce6" office:value-type="string">
            <text:p>Clams outside</text:p>
          </table:table-cell>
          <table:table-cell table:style-name="ce10" office:value-type="string">
            <text:p>Intro</text:p>
          </table:table-cell>
          <table:table-cell office:value-type="string">
            <text:p>Joy</text:p>
          </table:table-cell>
          <table:table-cell office:value-type="string">
            <text:p>Wings + Aggy + Bubba</text:p>
          </table:table-cell>
          <table:table-cell office:value-type="string">
            <text:p>Bean</text:p>
          </table:table-cell>
          <table:table-cell/>
          <table:table-cell office:value-type="string">
            <text:p>scarred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Investigate patio</text:p>
          </table:table-cell>
          <table:table-cell table:style-name="ce10" office:value-type="float" office:value="956">
            <text:p>956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walk out look arround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Clean clams</text:p>
          </table:table-cell>
          <table:table-cell table:style-name="ce10" office:value-type="float" office:value="957">
            <text:p>957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table:style-name="ce12" office:value-type="string">
            <text:p>Swoosh (4.5, 4.8, 4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4">
          <table:table-cell/>
          <table:table-cell table:style-name="ce6" office:value-type="string">
            <text:p>Trash</text:p>
          </table:table-cell>
          <table:table-cell table:style-name="ce10" office:value-type="float" office:value="958">
            <text:p>958</text:p>
          </table:table-cell>
          <table:table-cell office:value-type="string">
            <text:p>Camera</text:p>
          </table:table-cell>
          <table:table-cell office:value-type="string">
            <text:p>Duncan</text:p>
          </table:table-cell>
          <table:table-cell office:value-type="string">
            <text:p>Wings</text:p>
          </table:table-cell>
          <table:table-cell/>
          <table:table-cell table:style-name="ce12" office:value-type="string">
            <text:p>camera movement, <text:span text:style-name="T1">swoosh (2.2, 0.8)</text:span>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4">
          <table:table-cell/>
          <table:table-cell table:style-name="ce6" office:value-type="string">
            <text:p>Patio walls</text:p>
          </table:table-cell>
          <table:table-cell table:style-name="ce10" office:value-type="float" office:value="959">
            <text:p>959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look arround, <text:span text:style-name="T2">pan (9.3, 32.52)</text:span>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1">
          <table:table-cell/>
          <table:table-cell table:style-name="ce6" office:value-type="string">
            <text:p>Clean weeds</text:p>
          </table:table-cell>
          <table:table-cell table:style-name="ce10" office:value-type="float" office:value="960">
            <text:p>960</text:p>
          </table:table-cell>
          <table:table-cell office:value-type="string">
            <text:p>Camera</text:p>
          </table:table-cell>
          <table:table-cell office:value-type="string">
            <text:p>Duncan</text:p>
          </table:table-cell>
          <table:table-cell office:value-type="string">
            <text:p>Wings</text:p>
          </table:table-cell>
          <table:table-cell/>
          <table:table-cell table:style-name="ce12" office:value-type="string">
            <text:p>Swoosh (2x7, 2x8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.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Choose plants</text:p>
          </table:table-cell>
          <table:table-cell table:style-name="ce10" office:value-type="float" office:value="961">
            <text:p>961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look at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.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Patio floor</text:p>
          </table:table-cell>
          <table:table-cell table:style-name="ce10" office:value-type="float" office:value="962">
            <text:p>962</text:p>
          </table:table-cell>
          <table:table-cell office:value-type="string">
            <text:p>Camera</text:p>
          </table:table-cell>
          <table:table-cell office:value-type="string">
            <text:p>Duncan + Aggy</text:p>
          </table:table-cell>
          <table:table-cell office:value-type="string">
            <text:p>Wings</text:p>
          </table:table-cell>
          <table:table-cell/>
          <table:table-cell office:value-type="string">
            <text:p>work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1">
          <table:table-cell/>
          <table:table-cell table:style-name="ce6" office:value-type="string">
            <text:p>Potted trees</text:p>
          </table:table-cell>
          <table:table-cell table:style-name="ce10" office:value-type="float" office:value="963">
            <text:p>963</text:p>
          </table:table-cell>
          <table:table-cell office:value-type="string">
            <text:p>Camera +Bubba</text:p>
          </table:table-cell>
          <table:table-cell office:value-type="string">
            <text:p>Aggy + Duncan</text:p>
          </table:table-cell>
          <table:table-cell office:value-type="string">
            <text:p>Wings</text:p>
          </table:table-cell>
          <table:table-cell/>
          <table:table-cell table:style-name="Default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Lights</text:p>
          </table:table-cell>
          <table:table-cell table:style-name="ce10" office:value-type="float" office:value="964">
            <text:p>964</text:p>
          </table:table-cell>
          <table:table-cell office:value-type="string">
            <text:p>Bubba</text:p>
          </table:table-cell>
          <table:table-cell office:value-type="string">
            <text:p>Aggy + Duncan</text:p>
          </table:table-cell>
          <table:table-cell office:value-type="string">
            <text:p>Wings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Mat</text:p>
          </table:table-cell>
          <table:table-cell table:style-name="ce10" office:value-type="float" office:value="965">
            <text:p>965</text:p>
          </table:table-cell>
          <table:table-cell office:value-type="string">
            <text:p>Bubba</text:p>
          </table:table-cell>
          <table:table-cell office:value-type="string">
            <text:p>Aggy + Duncan</text:p>
          </table:table-cell>
          <table:table-cell office:value-type="string">
            <text:p>Wings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<text:span text:style-name="T1">chapter reward</text:span>, overlap acceptable</text:p>
          </table:table-cell>
          <table:table-cell table:number-columns-repeated="1011"/>
        </table:table-row>
        <table:table-row table:style-name="ro1">
          <table:table-cell office:value-type="float" office:value="90">
            <text:p>9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5">
          <table:table-cell/>
          <table:table-cell table:style-name="ce6" office:value-type="string">
            <text:p>Intro</text:p>
          </table:table-cell>
          <table:table-cell table:style-name="ce10" office:value-type="string">
            <text:p>Intro</text:p>
          </table:table-cell>
          <table:table-cell office:value-type="string">
            <text:p>Wings</text:p>
          </table:table-cell>
          <table:table-cell office:value-type="string">
            <text:p>Aggy + Bubba</text:p>
          </table:table-cell>
          <table:table-cell office:value-type="string">
            <text:p>Duncan</text:p>
          </table:table-cell>
          <table:table-cell table:number-columns-repeated="2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I added new waypoint, but finally I put Hamster 2 near existing one so he is not seen in any ratio. Is that okay? Should add camera on 2D or not? Footage is done so I decided to not put camera on 2D, but maybe I should? Wings in in nav colider, I added action to move him in 965 and here. Is that ok?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Chairs – patio</text:p>
          </table:table-cell>
          <table:table-cell table:style-name="ce10" office:value-type="float" office:value="966">
            <text:p>966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1">
          <table:table-cell/>
          <table:table-cell table:style-name="ce6" office:value-type="string">
            <text:p>Tables – patio</text:p>
          </table:table-cell>
          <table:table-cell table:style-name="ce10" office:value-type="float" office:value="967">
            <text:p>967</text:p>
          </table:table-cell>
          <table:table-cell office:value-type="string">
            <text:p>Wings</text:p>
          </table:table-cell>
          <table:table-cell/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Bar top</text:p>
          </table:table-cell>
          <table:table-cell table:style-name="ce10" office:value-type="float" office:value="968">
            <text:p>968</text:p>
          </table:table-cell>
          <table:table-cell office:value-type="string">
            <text:p>Wings</text:p>
          </table:table-cell>
          <table:table-cell/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Bubba has so little animations, he doesn't even dan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Supply bar top</text:p>
          </table:table-cell>
          <table:table-cell table:style-name="ce10" office:value-type="float" office:value="969">
            <text:p>969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table:style-name="ce12" office:value-type="string">
            <text:p>swoosh to center (2.3, 1, 2.1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Bar stools</text:p>
          </table:table-cell>
          <table:table-cell table:style-name="ce10" office:value-type="float" office:value="970">
            <text:p>970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Invites</text:p>
          </table:table-cell>
          <table:table-cell table:style-name="ce10" office:value-type="float" office:value="971">
            <text:p>971</text:p>
          </table:table-cell>
          <table:table-cell office:value-type="string">
            <text:p>Wings</text:p>
          </table:table-cell>
          <table:table-cell/>
          <table:table-cell office:value-type="string">
            <text:p>Willie/Aggy</text:p>
          </table:table-cell>
          <table:table-cell/>
          <table:table-cell office:value-type="string">
            <text:p>willie flies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1">
          <table:table-cell/>
          <table:table-cell table:style-name="ce6" office:value-type="string">
            <text:p>Scare Clams</text:p>
          </table:table-cell>
          <table:table-cell table:style-name="ce10" office:value-type="float" office:value="972">
            <text:p>972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jumping!!!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Laugh Clams</text:p>
          </table:table-cell>
          <table:table-cell table:style-name="ce10" office:value-type="float" office:value="973">
            <text:p>973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Bribe Clams</text:p>
          </table:table-cell>
          <table:table-cell table:style-name="ce10" office:value-type="float" office:value="974">
            <text:p>974</text:p>
          </table:table-cell>
          <table:table-cell office:value-type="string">
            <text:p>Joy</text:p>
          </table:table-cell>
          <table:table-cell office:value-type="string">
            <text:p>Wings + 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1">
          <table:table-cell/>
          <table:table-cell table:style-name="ce6" office:value-type="string">
            <text:p>Opening</text:p>
          </table:table-cell>
          <table:table-cell table:style-name="ce10" office:value-type="float" office:value="975">
            <text:p>975</text:p>
          </table:table-cell>
          <table:table-cell office:value-type="string">
            <text:p>Joy</text:p>
          </table:table-cell>
          <table:table-cell office:value-type="string">
            <text:p>Wings + Bubba</text:p>
          </table:table-cell>
          <table:table-cell office:value-type="string">
            <text:p>Cherry</text:p>
          </table:table-cell>
          <table:table-cell/>
          <table:table-cell office:value-type="string">
            <text:p>Pan (3.45, 40.12702) – 0.67, 41.37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93">
            <text:p>93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1">
          <table:table-cell/>
          <table:table-cell table:style-name="ce6" office:value-type="string">
            <text:p>Intro</text:p>
          </table:table-cell>
          <table:table-cell table:style-name="ce10"/>
          <table:table-cell table:number-columns-repeated="4"/>
          <table:table-cell office:value-type="string">
            <text:p>Screenshake + soundwave</text:p>
          </table:table-cell>
          <table:table-cell/>
          <table:table-cell office:value-type="string">
            <text:p>?</text:p>
          </table:table-cell>
          <table:table-cell table:number-columns-repeated="2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Sothe Clam</text:p>
          </table:table-cell>
          <table:table-cell table:style-name="ce10" office:value-type="float" office:value="996">
            <text:p>996</text:p>
          </table:table-cell>
          <table:table-cell office:value-type="string">
            <text:p>Joy</text:p>
          </table:table-cell>
          <table:table-cell office:value-type="string">
            <text:p>Bean</text:p>
          </table:table-cell>
          <table:table-cell office:value-type="string">
            <text:p>Aggy</text:p>
          </table:table-cell>
          <table:table-cell table:number-columns-repeated="2"/>
          <table:table-cell office:value-type="string">
            <text:p>tap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style-name="ce10" office:value-type="float" office:value="997">
            <text:p>997</text:p>
          </table:table-cell>
          <table:table-cell office:value-type="string">
            <text:p>Joy 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Pan (16.51, 0.65)</text:p>
          </table:table-cell>
          <table:table-cell office:value-type="string">
            <text:p>progres</text:p>
          </table:table-cell>
          <table:table-cell office:value-type="string">
            <text:p>?</text:p>
          </table:table-cell>
          <table:table-cell table:number-columns-repeated="2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style-name="ce10" office:value-type="float" office:value="998">
            <text:p>998</text:p>
          </table:table-cell>
          <table:table-cell office:value-type="string">
            <text:p>Buzz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Pan (-13.87, -5.69)</text:p>
          </table:table-cell>
          <table:table-cell office:value-type="string">
            <text:p>progres</text:p>
          </table:table-cell>
          <table:table-cell office:value-type="string">
            <text:p>?</text:p>
          </table:table-cell>
          <table:table-cell/>
          <table:table-cell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style-name="ce10" office:value-type="float" office:value="999">
            <text:p>999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Bean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2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style-name="ce10" office:value-type="float" office:value="1000">
            <text:p>1000</text:p>
          </table:table-cell>
          <table:table-cell table:number-columns-repeated="4"/>
          <table:table-cell office:value-type="string">
            <text:p>Pan (1.374, 11.768); swoosh (2.2, 2.4; 2.5, 3.4)</text:p>
          </table:table-cell>
          <table:table-cell table:number-columns-repeated="1016"/>
        </table:table-row>
        <table:table-row table:style-name="ro1">
          <table:table-cell office:value-type="float" office:value="95">
            <text:p>95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1">
          <table:table-cell/>
          <table:table-cell table:style-name="ce6" office:value-type="string">
            <text:p>Intro</text:p>
          </table:table-cell>
          <table:table-cell table:style-name="ce10"/>
          <table:table-cell office:value-type="string">
            <text:p>Joy</text:p>
          </table:table-cell>
          <table:table-cell/>
          <table:table-cell office:value-type="string">
            <text:p>Aggy</text:p>
          </table:table-cell>
          <table:table-cell/>
          <table:table-cell office:value-type="string">
            <text:p>Screenshake + soundwave</text:p>
          </table:table-cell>
          <table:table-cell office:value-type="string">
            <text:p>brak</text:p>
          </table:table-cell>
          <table:table-cell office:value-type="string">
            <text:p>ok</text:p>
          </table:table-cell>
          <table:table-cell table:number-columns-repeated="2" office:value-type="string">
            <text:p>ok?</text:p>
          </table:table-cell>
          <table:table-cell office:value-type="string">
            <text:p>start positions to be modified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Check clam</text:p>
          </table:table-cell>
          <table:table-cell table:style-name="ce10" office:value-type="float" office:value="1016">
            <text:p>1016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run</text:p>
          </table:table-cell>
          <table:table-cell office:value-type="string">
            <text:p>brak</text:p>
          </table:table-cell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office:value-type="string">
            <text:p>mayby add some clam animation?, mayby poof at start for joy?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Clean kitchen</text:p>
          </table:table-cell>
          <table:table-cell table:style-name="ce10" office:value-type="float" office:value="1017">
            <text:p>1017</text:p>
          </table:table-cell>
          <table:table-cell office:value-type="string">
            <text:p>Joy</text:p>
          </table:table-cell>
          <table:table-cell/>
          <table:table-cell office:value-type="string">
            <text:p>Aggy</text:p>
          </table:table-cell>
          <table:table-cell/>
          <table:table-cell office:value-type="string">
            <text:p>Swoosh (3;2.2)</text:p>
          </table:table-cell>
          <table:table-cell office:value-type="string">
            <text:p>progres</text:p>
          </table:table-cell>
          <table:table-cell office:value-type="string">
            <text:p>ok</text:p>
          </table:table-cell>
          <table:table-cell office:value-type="string">
            <text:p>ok?</text:p>
          </table:table-cell>
          <table:table-cell office:value-type="string">
            <text:p>ok</text:p>
          </table:table-cell>
          <table:table-cell office:value-type="string">
            <text:p>i dont see where that dirt is – it was visible for short time then dissapeard, swoosh not read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Toss old</text:p>
          </table:table-cell>
          <table:table-cell table:style-name="ce10" office:value-type="float" office:value="1018">
            <text:p>1018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work; swoosh (3.4, 2.8; 2.5, 2.2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not sure where I should place characters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Kitchen Floor</text:p>
          </table:table-cell>
          <table:table-cell table:style-name="ce10" office:value-type="float" office:value="1019">
            <text:p>1019</text:p>
          </table:table-cell>
          <table:table-cell office:value-type="string">
            <text:p>Joy</text:p>
          </table:table-cell>
          <table:table-cell/>
          <table:table-cell office:value-type="string">
            <text:p>Aggy</text:p>
          </table:table-cell>
          <table:table-cell/>
          <table:table-cell office:value-type="string">
            <text:p>look at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Display Counter</text:p>
          </table:table-cell>
          <table:table-cell table:style-name="ce10" office:value-type="float" office:value="1020">
            <text:p>1020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Bean</text:p>
          </table:table-cell>
          <table:table-cell/>
          <table:table-cell office:value-type="string">
            <text:p>look at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Display Wall</text:p>
          </table:table-cell>
          <table:table-cell table:style-name="ce10" office:value-type="float" office:value="1021">
            <text:p>1021</text:p>
          </table:table-cell>
          <table:table-cell office:value-type="string">
            <text:p>Joy</text:p>
          </table:table-cell>
          <table:table-cell/>
          <table:table-cell office:value-type="string">
            <text:p>Aggy</text:p>
          </table:table-cell>
          <table:table-cell/>
          <table:table-cell office:value-type="string">
            <text:p>talk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1">
          <table:table-cell/>
          <table:table-cell table:style-name="ce6" office:value-type="string">
            <text:p>Counter Decor</text:p>
          </table:table-cell>
          <table:table-cell table:style-name="ce10" office:value-type="float" office:value="1022">
            <text:p>1022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work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Floor Mat</text:p>
          </table:table-cell>
          <table:table-cell table:style-name="ce10" office:value-type="float" office:value="1023">
            <text:p>1023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work</text:p>
          </table:table-cell>
          <table:table-cell office:value-type="string">
            <text:p>custom nd.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Clear Clams</text:p>
          </table:table-cell>
          <table:table-cell table:style-name="ce10" office:value-type="float" office:value="1024">
            <text:p>1024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Bean</text:p>
          </table:table-cell>
          <table:table-cell/>
          <table:table-cell office:value-type="string">
            <text:p>clean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sorting issues with clams in water and characters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Noise</text:p>
          </table:table-cell>
          <table:table-cell table:style-name="ce10" office:value-type="float" office:value="1025">
            <text:p>1025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coops + Crew</text:p>
          </table:table-cell>
          <table:table-cell/>
          <table:table-cell office:value-type="string">
            <text:p>pirates surprise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97">
            <text:p>97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1">
          <table:table-cell/>
          <table:table-cell table:style-name="ce6" office:value-type="string">
            <text:p>Intro</text:p>
          </table:table-cell>
          <table:table-cell table:style-name="ce10"/>
          <table:table-cell office:value-type="string">
            <text:p>Joy</text:p>
          </table:table-cell>
          <table:table-cell table:number-columns-repeated="4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sorting issues with clams in water and Jo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Whats wrong</text:p>
          </table:table-cell>
          <table:table-cell table:style-name="ce10" office:value-type="float" office:value="1036">
            <text:p>1036</text:p>
          </table:table-cell>
          <table:table-cell office:value-type="string">
            <text:p>Buzz</text:p>
          </table:table-cell>
          <table:table-cell/>
          <table:table-cell office:value-type="string">
            <text:p>Cherry</text:p>
          </table:table-cell>
          <table:table-cell table:number-columns-repeated="2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Clean clams – kitchen</text:p>
          </table:table-cell>
          <table:table-cell table:style-name="ce10" office:value-type="float" office:value="1037">
            <text:p>1037</text:p>
          </table:table-cell>
          <table:table-cell office:value-type="string">
            <text:p>Buzz</text:p>
          </table:table-cell>
          <table:table-cell/>
          <table:table-cell office:value-type="string">
            <text:p>Snack</text:p>
          </table:table-cell>
          <table:table-cell/>
          <table:table-cell office:value-type="string">
            <text:p>Swoosh (1.4, 1.7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i dont see clams, swoosh not fully configurated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Rug</text:p>
          </table:table-cell>
          <table:table-cell table:style-name="ce10" office:value-type="float" office:value="1038">
            <text:p>1038</text:p>
          </table:table-cell>
          <table:table-cell office:value-type="string">
            <text:p>Buzz</text:p>
          </table:table-cell>
          <table:table-cell/>
          <table:table-cell office:value-type="string">
            <text:p>Snack</text:p>
          </table:table-cell>
          <table:table-cell/>
          <table:table-cell office:value-type="string">
            <text:p>tap, look arround anims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6" office:value-type="string">
            <text:p>Shelves</text:p>
          </table:table-cell>
          <table:table-cell table:style-name="ce10" office:value-type="float" office:value="1039">
            <text:p>1039</text:p>
          </table:table-cell>
          <table:table-cell office:value-type="string">
            <text:p>Buzz</text:p>
          </table:table-cell>
          <table:table-cell/>
          <table:table-cell office:value-type="string">
            <text:p>Snack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<text:span text:style-name="T1">dependency</text:span>, sorting issues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Table</text:p>
          </table:table-cell>
          <table:table-cell table:style-name="ce10" office:value-type="float" office:value="1040">
            <text:p>1040</text:p>
          </table:table-cell>
          <table:table-cell office:value-type="string">
            <text:p>Buzz</text:p>
          </table:table-cell>
          <table:table-cell/>
          <table:table-cell office:value-type="string">
            <text:p>Snack</text:p>
          </table:table-cell>
          <table:table-cell table:number-columns-repeated="2"/>
          <table:table-cell office:value-type="string">
            <text:p>custom?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, <text:span text:style-name="T1">where exactly I should place them</text:span>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Table</text:p>
          </table:table-cell>
          <table:table-cell table:style-name="ce10" office:value-type="float" office:value="1041">
            <text:p>1041</text:p>
          </table:table-cell>
          <table:table-cell office:value-type="string">
            <text:p>Buzz</text:p>
          </table:table-cell>
          <table:table-cell/>
          <table:table-cell office:value-type="string">
            <text:p>Snack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Shelves</text:p>
          </table:table-cell>
          <table:table-cell table:style-name="ce10" office:value-type="float" office:value="1042">
            <text:p>1042</text:p>
          </table:table-cell>
          <table:table-cell office:value-type="string">
            <text:p>Buzz</text:p>
          </table:table-cell>
          <table:table-cell office:value-type="string">
            <text:p>Aggy</text:p>
          </table:table-cell>
          <table:table-cell office:value-type="string">
            <text:p>Snack</text:p>
          </table:table-cell>
          <table:table-cell/>
          <table:table-cell office:value-type="string">
            <text:p>swoosh to center (1.5, 0.8, 0.8)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Counter</text:p>
          </table:table-cell>
          <table:table-cell table:style-name="ce10" office:value-type="float" office:value="1043">
            <text:p>1043</text:p>
          </table:table-cell>
          <table:table-cell office:value-type="string">
            <text:p>Snack</text:p>
          </table:table-cell>
          <table:table-cell office:value-type="string">
            <text:p>Buzz</text:p>
          </table:table-cell>
          <table:table-cell office:value-type="string">
            <text:p>Cherry</text:p>
          </table:table-cell>
          <table:table-cell/>
          <table:table-cell office:value-type="string">
            <text:p>cherry walks in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Question Cherry</text:p>
          </table:table-cell>
          <table:table-cell table:style-name="ce10" office:value-type="float" office:value="1044">
            <text:p>1044</text:p>
          </table:table-cell>
          <table:table-cell office:value-type="string">
            <text:p>Cherry</text:p>
          </table:table-cell>
          <table:table-cell office:value-type="string">
            <text:p>Buzz</text:p>
          </table:table-cell>
          <table:table-cell office:value-type="string">
            <text:p>Aggy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Investigate candy</text:p>
          </table:table-cell>
          <table:table-cell table:style-name="ce10" office:value-type="float" office:value="1045">
            <text:p>1045</text:p>
          </table:table-cell>
          <table:table-cell office:value-type="string">
            <text:p>Snack</text:p>
          </table:table-cell>
          <table:table-cell office:value-type="string">
            <text:p>Buzz</text:p>
          </table:table-cell>
          <table:table-cell office:value-type="string">
            <text:p>Aggy</text:p>
          </table:table-cell>
          <table:table-cell table:number-columns-repeated="2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100">
            <text:p>100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1">
          <table:table-cell/>
          <table:table-cell table:style-name="ce6" office:value-type="string">
            <text:p>Intro</text:p>
          </table:table-cell>
          <table:table-cell table:style-name="ce10"/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/>
          <table:table-cell office:value-type="string">
            <text:p>28.54343, 13.74831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I took positions from 1065 but Snack in that quest is walking in and his final position is not always exactly the same as one used by me here.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Flowers</text:p>
          </table:table-cell>
          <table:table-cell table:style-name="ce10" office:value-type="float" office:value="1066">
            <text:p>1066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Garden Lights</text:p>
          </table:table-cell>
          <table:table-cell table:style-name="ce10" office:value-type="float" office:value="1067">
            <text:p>1067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/>
          <table:table-cell office:value-type="string">
            <text:p>look at lights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1">
          <table:table-cell/>
          <table:table-cell table:style-name="ce6" office:value-type="string">
            <text:p>Inspection</text:p>
          </table:table-cell>
          <table:table-cell table:style-name="ce10" office:value-type="float" office:value="1068">
            <text:p>1068</text:p>
          </table:table-cell>
          <table:table-cell office:value-type="string">
            <text:p>Joy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Swooshes (3.5, 2.8, 4.5)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1">
          <table:table-cell/>
          <table:table-cell table:style-name="ce6" office:value-type="string">
            <text:p>Shipwreak</text:p>
          </table:table-cell>
          <table:table-cell table:style-name="ce10" office:value-type="float" office:value="1069">
            <text:p>1069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/>
          <table:table-cell office:value-type="string">
            <text:p>poof in; nice poof away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8"/>
          <table:table-cell table:number-columns-repeated="1011"/>
        </table:table-row>
        <table:table-row table:style-name="ro1">
          <table:table-cell/>
          <table:table-cell table:style-name="ce6" office:value-type="string">
            <text:p>Get Job Back</text:p>
          </table:table-cell>
          <table:table-cell table:style-name="ce10" office:value-type="float" office:value="1070">
            <text:p>1070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office:value-type="string">
            <text:p>Scoops</text:p>
          </table:table-cell>
          <table:table-cell/>
          <table:table-cell office:value-type="string">
            <text:p>walk in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Clam</text:p>
          </table:table-cell>
          <table:table-cell table:style-name="ce10" office:value-type="float" office:value="1071">
            <text:p>1071</text:p>
          </table:table-cell>
          <table:table-cell office:value-type="string">
            <text:p>Snack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/>
          <table:table-cell office:value-type="string">
            <text:p>poofs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Pirate hat</text:p>
          </table:table-cell>
          <table:table-cell table:style-name="ce10" office:value-type="float" office:value="1072">
            <text:p>1072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/>
          <table:table-cell office:value-type="string">
            <text:p>attachments, removing props using poofs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/>
          <table:table-cell table:number-columns-repeated="1011"/>
        </table:table-row>
        <table:table-row table:style-name="ro4">
          <table:table-cell/>
          <table:table-cell table:style-name="ce6" office:value-type="string">
            <text:p>First pile</text:p>
          </table:table-cell>
          <table:table-cell table:style-name="ce10" office:value-type="float" office:value="1073">
            <text:p>1073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; <text:span text:style-name="T2">prop missbehaves</text:span>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Second</text:p>
          </table:table-cell>
          <table:table-cell table:style-name="ce10" office:value-type="float" office:value="1074">
            <text:p>1074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Large</text:p>
          </table:table-cell>
          <table:table-cell table:style-name="ce10" office:value-type="float" office:value="1075">
            <text:p>1075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2" office:value-type="string">
            <text:p>ok</text:p>
          </table:table-cell>
          <table:table-cell office:value-type="string">
            <text:p>?</text:p>
          </table:table-cell>
          <table:table-cell table:style-name="ce16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103">
            <text:p>103</text:p>
          </table:table-cell>
          <table:table-cell table:style-name="ce6"/>
          <table:table-cell table:style-name="ce10"/>
          <table:table-cell table:number-columns-repeated="1021"/>
        </table:table-row>
        <table:table-row table:style-name="ro5">
          <table:table-cell/>
          <table:table-cell table:style-name="ce6" office:value-type="string">
            <text:p>Intro</text:p>
          </table:table-cell>
          <table:table-cell table:style-name="ce10"/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 table:number-columns-repeated="2"/>
          <table:table-cell office:value-type="string">
            <text:p>brak</text:p>
          </table:table-cell>
          <table:table-cell office:value-type="string">
            <text:p>ok</text:p>
          </table:table-cell>
          <table:table-cell table:number-columns-repeated="2" office:value-type="string">
            <text:p>?</text:p>
          </table:table-cell>
          <table:table-cell table:style-name="ce16" office:value-type="string">
            <text:p>Tylko: take positions from 1095, when you click quest fast, joy talk after shy is very quick even if I add wait (I tried using wait for end of trame too), is that okay or remove that shy trigerr?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Plan</text:p>
          </table:table-cell>
          <table:table-cell table:style-name="ce10" office:value-type="float" office:value="1096">
            <text:p>1096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coops</text:p>
          </table:table-cell>
          <table:table-cell/>
          <table:table-cell office:value-type="string">
            <text:p>walk in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Invitation</text:p>
          </table:table-cell>
          <table:table-cell table:style-name="ce10" office:value-type="float" office:value="1097">
            <text:p>1097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office:value-type="string">
            <text:p>Willie</text:p>
          </table:table-cell>
          <table:table-cell/>
          <table:table-cell office:value-type="string">
            <text:p>character prop, flying, landing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turned off Scoops talk loop at the begining because his character prop missbehaves during it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Decorate</text:p>
          </table:table-cell>
          <table:table-cell table:style-name="ce10" office:value-type="float" office:value="1098">
            <text:p>1098</text:p>
          </table:table-cell>
          <table:table-cell office:value-type="string">
            <text:p>Buzz</text:p>
          </table:table-cell>
          <table:table-cell/>
          <table:table-cell office:value-type="string">
            <text:p>Aggy</text:p>
          </table:table-cell>
          <table:table-cell/>
          <table:table-cell table:style-name="ce13" office:value-type="string">
            <text:p>Pan (28.69, 12.84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<text:span text:style-name="T1">dependency</text:span>, proposal version – waiting for a prop, sotring issue with Buzz and garden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Flowers</text:p>
          </table:table-cell>
          <table:table-cell table:style-name="ce10" office:value-type="float" office:value="1099">
            <text:p>1099</text:p>
          </table:table-cell>
          <table:table-cell office:value-type="string">
            <text:p>Buzz</text:p>
          </table:table-cell>
          <table:table-cell/>
          <table:table-cell office:value-type="string">
            <text:p>Aggy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Cameras</text:p>
          </table:table-cell>
          <table:table-cell table:style-name="ce10" office:value-type="float" office:value="1100">
            <text:p>1100</text:p>
          </table:table-cell>
          <table:table-cell office:value-type="string">
            <text:p>Buzz</text:p>
          </table:table-cell>
          <table:table-cell/>
          <table:table-cell office:value-type="string">
            <text:p>Duncan</text:p>
          </table:table-cell>
          <table:table-cell/>
          <table:table-cell office:value-type="string">
            <text:p>Swoosh (1.8; 4)</text:p>
          </table:table-cell>
          <table:table-cell office:value-type="string">
            <text:p>progres</text:p>
          </table:table-cell>
          <table:table-cell office:value-type="string">
            <text:p>ok</text:p>
          </table:table-cell>
          <table:table-cell table:number-columns-repeated="2" office:value-type="string">
            <text:p>?</text:p>
          </table:table-cell>
          <table:table-cell table:style-name="ce16" office:value-type="string">
            <text:p>sorting issues with cameras and characters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Tourches</text:p>
          </table:table-cell>
          <table:table-cell table:style-name="ce10" office:value-type="float" office:value="1101">
            <text:p>1101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office:value-type="string">
            <text:p>Scoops</text:p>
          </table:table-cell>
          <table:table-cell/>
          <table:table-cell office:value-type="string">
            <text:p>Swoosh (1.5; 1; 2.2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Fountain</text:p>
          </table:table-cell>
          <table:table-cell table:style-name="ce10" office:value-type="float" office:value="1102">
            <text:p>1102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office:value-type="string">
            <text:p>Scoops</text:p>
          </table:table-cell>
          <table:table-cell/>
          <table:table-cell office:value-type="string">
            <text:p>Swoosh (2; 3.8; 2.2)</text:p>
          </table:table-cell>
          <table:table-cell table:style-name="ce13"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<text:span text:style-name="T1">dependency;</text:span> sorting issues – scoops and potted tree, swoosh not fully configurated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Sweets pile</text:p>
          </table:table-cell>
          <table:table-cell table:style-name="ce10" office:value-type="float" office:value="1103">
            <text:p>1103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Proposal version: prop not working – not sure where that pile of sweets will b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Opening</text:p>
          </table:table-cell>
          <table:table-cell table:style-name="ce10" office:value-type="float" office:value="1104">
            <text:p>1104</text:p>
          </table:table-cell>
          <table:table-cell/>
          <table:table-cell office:value-type="string">
            <text:p>Too many</text:p>
          </table:table-cell>
          <table:table-cell table:number-columns-repeated="2"/>
          <table:table-cell office:value-type="string">
            <text:p>Pan (26.9461; 15.03036)</text:p>
          </table:table-cell>
          <table:table-cell table:style-name="ce11"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Engagement</text:p>
          </table:table-cell>
          <table:table-cell table:style-name="ce10" office:value-type="float" office:value="1105">
            <text:p>1105</text:p>
          </table:table-cell>
          <table:table-cell/>
          <table:table-cell office:value-type="string">
            <text:p>Too many</text:p>
          </table:table-cell>
          <table:table-cell table:number-columns-repeated="2"/>
          <table:table-cell table:style-name="ce13" office:value-type="string">
            <text:p>character prop</text:p>
          </table:table-cell>
          <table:table-cell table:style-name="ce11"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6" office:value-type="string">
            <text:p>finish quest – podpiąć</text:p>
          </table:table-cell>
          <table:table-cell table:number-columns-repeated="1011"/>
        </table:table-row>
        <table:table-row table:style-name="ro1">
          <table:table-cell office:value-type="float" office:value="110">
            <text:p>110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Intr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da</text:p>
          </table:table-cell>
          <table:table-cell office:value-type="float" office:value="1136">
            <text:p>1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oda – fill</text:p>
          </table:table-cell>
          <table:table-cell office:value-type="float" office:value="1137">
            <text:p>1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lushe</text:p>
          </table:table-cell>
          <table:table-cell office:value-type="float" office:value="1138">
            <text:p>11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lushe – fill</text:p>
          </table:table-cell>
          <table:table-cell office:value-type="float" office:value="1139">
            <text:p>11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vestigate</text:p>
          </table:table-cell>
          <table:table-cell office:value-type="float" office:value="1140">
            <text:p>1140</text:p>
          </table:table-cell>
          <table:table-cell table:number-columns-repeated="1021"/>
        </table:table-row>
        <table:table-row table:style-name="ro1">
          <table:table-cell office:value-type="float" office:value="111">
            <text:p>111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Intro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Officer</text:p>
          </table:table-cell>
          <table:table-cell office:value-type="float" office:value="1141">
            <text:p>11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lues</text:p>
          </table:table-cell>
          <table:table-cell office:value-type="float" office:value="1142">
            <text:p>11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ingerprints</text:p>
          </table:table-cell>
          <table:table-cell office:value-type="float" office:value="1143">
            <text:p>11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ot Food Display</text:p>
          </table:table-cell>
          <table:table-cell office:value-type="float" office:value="1144">
            <text:p>11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Question Jinx</text:p>
          </table:table-cell>
          <table:table-cell office:value-type="float" office:value="1145">
            <text:p>1145</text:p>
          </table:table-cell>
          <table:table-cell table:number-columns-repeated="1021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0">10.03.2021</text:date>, <text:time>15:5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5DT5H20M37S</meta:editing-duration>
    <meta:editing-cycles>704</meta:editing-cycles>
    <meta:generator>OpenOffice/4.1.2$Win32 OpenOffice.org_project/412m3$Build-9782</meta:generator>
    <dc:date>2021-03-10T15:51:15.09</dc:date>
    <dc:creator>Filip Kulaszyński</dc:creator>
    <meta:document-statistic meta:table-count="3" meta:cell-count="1785" meta:object-count="0"/>
    <meta:user-defined meta:name="Info 1"/>
    <meta:user-defined meta:name="Info 2"/>
    <meta:user-defined meta:name="Info 3"/>
    <meta:user-defined meta:name="Info 4"/>
  </office:meta>
</office:document-meta>
</file>